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alesReport">
        <table:table-row>
          <table:table-cell>
            <text:p>Product</text:p>
          </table:table-cell>
          <table:table-cell>
            <text:p>Category</text:p>
          </table:table-cell>
          <table:table-cell>
            <text:p>Transactions</text:p>
          </table:table-cell>
          <table:table-cell>
            <text:p>TotalQuantity</text:p>
          </table:table-cell>
          <table:table-cell>
            <text:p>TotalRevenue</text:p>
          </table:table-cell>
        </table:table-row>
        <table:table-row>
          <table:table-cell>
            <text:p>Phone</text:p>
          </table:table-cell>
          <table:table-cell>
            <text:p>Electronics</text:p>
          </table:table-cell>
          <table:table-cell>
            <text:p>11</text:p>
          </table:table-cell>
          <table:table-cell>
            <text:p>39</text:p>
          </table:table-cell>
          <table:table-cell>
            <text:p>23399.61</text:p>
          </table:table-cell>
        </table:table-row>
        <table:table-row>
          <table:table-cell>
            <text:p>Laptop</text:p>
          </table:table-cell>
          <table:table-cell>
            <text:p>Electronics</text:p>
          </table:table-cell>
          <table:table-cell>
            <text:p>8</text:p>
          </table:table-cell>
          <table:table-cell>
            <text:p>18</text:p>
          </table:table-cell>
          <table:table-cell>
            <text:p>17999.82</text:p>
          </table:table-cell>
        </table:table-row>
        <table:table-row>
          <table:table-cell>
            <text:p>Tablet</text:p>
          </table:table-cell>
          <table:table-cell>
            <text:p>Electronics</text:p>
          </table:table-cell>
          <table:table-cell>
            <text:p>5</text:p>
          </table:table-cell>
          <table:table-cell>
            <text:p>12</text:p>
          </table:table-cell>
          <table:table-cell>
            <text:p>4799.88</text:p>
          </table:table-cell>
        </table:table-row>
        <table:table-row>
          <table:table-cell>
            <text:p>Monitor</text:p>
          </table:table-cell>
          <table:table-cell>
            <text:p>Electronics</text:p>
          </table:table-cell>
          <table:table-cell>
            <text:p>4</text:p>
          </table:table-cell>
          <table:table-cell>
            <text:p>7</text:p>
          </table:table-cell>
          <table:table-cell>
            <text:p>2099.9300000000003</text:p>
          </table:table-cell>
        </table:table-row>
        <table:table-row>
          <table:table-cell>
            <text:p>Keyboard</text:p>
          </table:table-cell>
          <table:table-cell>
            <text:p>Accessories</text:p>
          </table:table-cell>
          <table:table-cell>
            <text:p>10</text:p>
          </table:table-cell>
          <table:table-cell>
            <text:p>22</text:p>
          </table:table-cell>
          <table:table-cell>
            <text:p>1759.78</text:p>
          </table:table-cell>
        </table:table-row>
        <table:table-row>
          <table:table-cell>
            <text:p>Mouse</text:p>
          </table:table-cell>
          <table:table-cell>
            <text:p>Accessories</text:p>
          </table:table-cell>
          <table:table-cell>
            <text:p>12</text:p>
          </table:table-cell>
          <table:table-cell>
            <text:p>49</text:p>
          </table:table-cell>
          <table:table-cell>
            <text:p>1469.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